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8.47281073446331" calcext:value-type="float">
            <text:p>8.4728107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8.47521186440683" calcext:value-type="float">
            <text:p>8.4752118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8.37048022598878" calcext:value-type="float">
            <text:p>8.37048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1.7454096045198" calcext:value-type="float">
            <text:p>11.7454096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0.9793079096044" calcext:value-type="float">
            <text:p>20.979307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0468926553673" calcext:value-type="float">
            <text:p>21.0468926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9817796610169" calcext:value-type="float">
            <text:p>20.981779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7.9483757062146" calcext:value-type="float">
            <text:p>27.9483757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35.6243644067797" calcext:value-type="float">
            <text:p>35.624364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35.7390536723162" calcext:value-type="float">
            <text:p>35.7390536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35.6455508474577" calcext:value-type="float">
            <text:p>35.6455508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5.7637711864407" calcext:value-type="float">
            <text:p>45.7637711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46.3108050847457" calcext:value-type="float">
            <text:p>46.3108050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45.6119350282485" calcext:value-type="float">
            <text:p>45.6119350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45.6911723163842" calcext:value-type="float">
            <text:p>45.6911723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57.3610169491525" calcext:value-type="float">
            <text:p>57.36101694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2.5000706214687" calcext:value-type="float">
            <text:p>82.500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0.6625706214689" calcext:value-type="float">
            <text:p>80.6625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0.7984463276838" calcext:value-type="float">
            <text:p>80.7984463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1.0639830508475" calcext:value-type="float">
            <text:p>91.06398305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1.4687853107348" calcext:value-type="float">
            <text:p>91.4687853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814901129944" calcext:value-type="float">
            <text:p>89.8149011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0911016949158" calcext:value-type="float">
            <text:p>90.0911016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6.9012711864395" calcext:value-type="float">
            <text:p>96.9012711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8.0443502824854" calcext:value-type="float">
            <text:p>98.0443502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7.7050847457617" calcext:value-type="float">
            <text:p>97.70508474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7.9935734463267" calcext:value-type="float">
            <text:p>97.99357344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4586864406827" calcext:value-type="float">
            <text:p>99.458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5:40.13603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6:33.947495432</dc:date>
    <meta:editing-duration>PT14M30S</meta:editing-duration>
    <meta:editing-cycles>12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.3108050847457">
                <text:p>46.3108050847457</text:p>
              </table:table-cell>
              <table:table-cell office:value-type="float" office:value="45.6119350282485">
                <text:p>45.6119350282485</text:p>
              </table:table-cell>
              <table:table-cell office:value-type="float" office:value="45.6911723163842">
                <text:p>45.6911723163842</text:p>
              </table:table-cell>
              <table:table-cell office:value-type="float" office:value="57.3610169491525">
                <text:p>57.36101694915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.5000706214687">
                <text:p>82.5000706214687</text:p>
              </table:table-cell>
              <table:table-cell office:value-type="float" office:value="80.6625706214689">
                <text:p>80.6625706214689</text:p>
              </table:table-cell>
              <table:table-cell office:value-type="float" office:value="80.7984463276838">
                <text:p>80.7984463276838</text:p>
              </table:table-cell>
              <table:table-cell office:value-type="float" office:value="91.0639830508475">
                <text:p>91.06398305084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1.4687853107348">
                <text:p>91.4687853107348</text:p>
              </table:table-cell>
              <table:table-cell office:value-type="float" office:value="89.814901129944">
                <text:p>89.814901129944</text:p>
              </table:table-cell>
              <table:table-cell office:value-type="float" office:value="90.0911016949158">
                <text:p>90.0911016949158</text:p>
              </table:table-cell>
              <table:table-cell office:value-type="float" office:value="96.9012711864395">
                <text:p>96.901271186439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8.0443502824854">
                <text:p>98.0443502824854</text:p>
              </table:table-cell>
              <table:table-cell office:value-type="float" office:value="97.7050847457617">
                <text:p>97.7050847457617</text:p>
              </table:table-cell>
              <table:table-cell office:value-type="float" office:value="97.9935734463267">
                <text:p>97.9935734463267</text:p>
              </table:table-cell>
              <table:table-cell office:value-type="float" office:value="99.4586864406827">
                <text:p>99.4586864406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47281073446331">
                <text:p>8.47281073446331</text:p>
              </table:table-cell>
              <table:table-cell office:value-type="float" office:value="8.47521186440683">
                <text:p>8.47521186440683</text:p>
              </table:table-cell>
              <table:table-cell office:value-type="float" office:value="8.37048022598878">
                <text:p>8.37048022598878</text:p>
              </table:table-cell>
              <table:table-cell office:value-type="float" office:value="3">
                <text:p>3</text:p>
              </table:table-cell>
              <table:table-cell office:value-type="float" office:value="11.7454096045198">
                <text:p>11.7454096045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9793079096044">
                <text:p>20.9793079096044</text:p>
              </table:table-cell>
              <table:table-cell office:value-type="float" office:value="21.0468926553673">
                <text:p>21.0468926553673</text:p>
              </table:table-cell>
              <table:table-cell office:value-type="float" office:value="20.9817796610169">
                <text:p>20.9817796610169</text:p>
              </table:table-cell>
              <table:table-cell office:value-type="float" office:value="6">
                <text:p>6</text:p>
              </table:table-cell>
              <table:table-cell office:value-type="float" office:value="27.9483757062146">
                <text:p>27.94837570621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6243644067797">
                <text:p>35.6243644067797</text:p>
              </table:table-cell>
              <table:table-cell office:value-type="float" office:value="35.7390536723162">
                <text:p>35.7390536723162</text:p>
              </table:table-cell>
              <table:table-cell office:value-type="float" office:value="35.6455508474577">
                <text:p>35.6455508474577</text:p>
              </table:table-cell>
              <table:table-cell office:value-type="float" office:value="9">
                <text:p>9</text:p>
              </table:table-cell>
              <table:table-cell office:value-type="float" office:value="45.7637711864407">
                <text:p>45.7637711864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